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result_box"/>To bo dolgo besedilo, posejano z napkami. To besedilo se tudi večkrat ponovi, tako da se bomo lahko prepričali, da <text:s/>preyrte besede ne nastopijo ponovno kot napake. <text:s/>Paglejmo, če že zadošča. Ne, <text:s/>rabimo še eno, čtrto napako.</text:p>
      <text:p text:style-name="Standard"/>
      <text:p text:style-name="Standard">To bo dolgo besedilo, posejano z napkami. To besedilo se tudi večkrat ponovi, tako da se bomo lahko prepričali, da <text:s/>preyrte besede ne nastopijo ponovno kot napake. <text:s/>Paglejmo, če že zadošča. Ne, <text:s/>rabimo še eno, čtrto napako.</text:p>
      <text:p text:style-name="P1"/>
      <text:p text:style-name="P1">To bo dolgo besedilo, posejano z napkami. To besedilo se tudi večkrat ponovi, tako da se bomo lahko prepričali, da <text:s/>preyrte besede ne nastopijo ponovno kot napake. <text:s/>Paglejmo, če že zadošča. Ne, <text:s/>rabimo še eno, čtrto napako.</text:p>
      <text:p text:style-name="P1"/>
      <text:p text:style-name="P1">To bo dolgo besedilo, posejano z napkami. To besedilo se tudi večkrat ponovi, tako da se bomo lahko prepričali, da <text:s/>preyrte besede ne nastopijo ponovno kot napake. <text:s/>Paglejmo, če že zadošča. Ne, <text:s/>rabimo še eno, čtrto napako.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sl" fo:country="SI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997cm" style:writing-mode="page"/>
      <style:text-properties fo:color="#000000" style:font-name="Thorndale" fo:font-size="12pt" fo:language="sl" fo:country="SI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master-page-name="Standard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3$Build-9519</meta:generator>
    <meta:initial-creator>Thorsten Ziehm</meta:initial-creator>
    <meta:creation-date>1997-10-17T15:21:38</meta:creation-date>
    <dc:date>2010-08-13T02:55:44</dc:date>
    <dc:language>de-DE</dc:language>
    <meta:editing-cycles>3</meta:editing-cycles>
    <meta:editing-duration>PT1M6S</meta:editing-duration>
    <meta:document-statistic meta:character-count="892" meta:image-count="0" meta:object-count="0" meta:page-count="1" meta:paragraph-count="4" meta:table-count="0" meta:word-count="148"/>
    <meta:user-defined meta:name="Info 0"/>
    <meta:user-defined meta:name="Info 1"/>
    <meta:user-defined meta:name="Info 2"/>
    <meta:user-defined meta:name="Info 3"/>
  </office:meta>
</office:document-meta>
</file>